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TIX Two Text" svg:font-family="'STIX Two Text'" style:font-pitch="variable"/>
    <style:font-face style:name="STIX Two Text1" svg:font-family="'STIX Two Text'" style:font-family-generic="roman" style:font-pitch="variable"/>
  </office:font-face-decls>
  <office:automatic-styles>
    <style:style style:name="Insertion" style:family="table">
      <style:table-properties style:width="6.6931in" table:align="margins" style:may-break-between-rows="true" table:border-model="collapsing"/>
    </style:style>
    <style:style style:name="Insertion.A" style:family="table-column">
      <style:table-column-properties style:column-width="1.116in" style:rel-column-width="10927*"/>
    </style:style>
    <style:style style:name="Insertion.B" style:family="table-column">
      <style:table-column-properties style:column-width="1.1167in" style:rel-column-width="10933*"/>
    </style:style>
    <style:style style:name="Insertion.F" style:family="table-column">
      <style:table-column-properties style:column-width="1.1104in" style:rel-column-width="10876*"/>
    </style:style>
    <style:style style:name="Insertion.1" style:family="table-row">
      <style:table-row-properties fo:keep-together="auto"/>
    </style:style>
    <style:style style:name="Insertion.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Insertion.A2" style:family="table-cell">
      <style:table-cell-properties fo:background-color="transparent" fo:padding="0in" fo:border="none" style:writing-mode="page">
        <style:background-image/>
      </style:table-cell-properties>
    </style:style>
    <style:style style:name="Insertion.A3"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Code">
      <style:paragraph-properties fo:text-align="center" style:justify-single-word="false"/>
      <style:text-properties fo:font-size="7pt" style:font-size-asian="7pt" style:font-size-complex="7pt"/>
    </style:style>
    <style:style style:name="P2" style:family="paragraph" style:parent-style-name="Footnote">
      <style:text-properties officeooo:rsid="001cc38e" officeooo:paragraph-rsid="001cc38e"/>
    </style:style>
    <style:style style:name="P3" style:family="paragraph" style:parent-style-name="Text_20_body">
      <style:paragraph-properties fo:text-align="center" style:justify-single-word="false"/>
      <style:text-properties officeooo:rsid="001cc38e" officeooo:paragraph-rsid="001cc38e"/>
    </style:style>
    <style:style style:name="P4" style:family="paragraph" style:parent-style-name="Table_20_Contents">
      <style:paragraph-properties fo:margin-top="0.0398in" fo:margin-bottom="0.0398in" style:contextual-spacing="false"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6bb9b" officeooo:paragraph-rsid="0016bb9b"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Heading">
      <style:paragraph-properties fo:margin-top="0.0398in" fo:margin-bottom="0.0398in" style:contextual-spacing="false"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margin-top="0.0398in" fo:margin-bottom="0.0398in" style:contextual-spacing="false"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6bb9b" officeooo:paragraph-rsid="0016bb9b"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margin-top="0.0398in" fo:margin-bottom="0.0398in" style:contextual-spacing="false"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6bb9b" officeooo:paragraph-rsid="001cc38e"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margin-top="0.0398in" fo:margin-bottom="0.0398in" style:contextual-spacing="false"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7dace" officeooo:paragraph-rsid="001cc38e"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margin-top="0.0398in" fo:margin-bottom="0.0398in" style:contextual-spacing="false" fo:text-align="start" style:justify-single-word="false"/>
      <style:text-properties officeooo:paragraph-rsid="0016bb9b"/>
    </style:style>
    <style:style style:name="P10" style:family="paragraph" style:parent-style-name="Text_20_body">
      <style:paragraph-properties fo:text-align="start" style:justify-single-word="false"/>
      <style:text-properties officeooo:paragraph-rsid="0016bb9b"/>
    </style:style>
    <style:style style:name="P11" style:family="paragraph" style:parent-style-name="Text_20_body">
      <style:text-properties officeooo:paragraph-rsid="002052fc"/>
    </style:style>
    <style:style style:name="P12" style:family="paragraph" style:parent-style-name="Text_20_body">
      <style:text-properties fo:font-size="6pt" officeooo:paragraph-rsid="002052fc" style:font-size-asian="5.25pt" style:font-size-complex="6pt"/>
    </style:style>
    <style:style style:name="P13" style:family="paragraph" style:parent-style-name="Text_20_body">
      <style:text-properties fo:font-size="6pt" officeooo:paragraph-rsid="0016bb9b" style:font-size-asian="5.25pt" style:font-size-complex="6pt"/>
    </style:style>
    <style:style style:name="P14" style:family="paragraph" style:parent-style-name="Text_20_body">
      <style:paragraph-properties fo:text-align="start" style:justify-single-word="false"/>
      <style:text-properties fo:font-size="6pt" officeooo:paragraph-rsid="0016bb9b" style:font-size-asian="5.25pt" style:font-size-complex="6pt"/>
    </style:style>
    <style:style style:name="P15" style:family="paragraph" style:parent-style-name="Text_20_body">
      <style:text-properties officeooo:paragraph-rsid="00220fbd"/>
    </style:style>
    <style:style style:name="P16" style:family="paragraph" style:parent-style-name="Text_20_body">
      <style:text-properties officeooo:rsid="00220fbd" officeooo:paragraph-rsid="00239d04"/>
    </style:style>
    <style:style style:name="P17" style:family="paragraph" style:parent-style-name="Text_20_body">
      <style:text-properties officeooo:rsid="00220fbd" officeooo:paragraph-rsid="00249b07"/>
    </style:style>
    <style:style style:name="P18" style:family="paragraph" style:parent-style-name="Text_20_body">
      <style:text-properties officeooo:paragraph-rsid="00249b07"/>
    </style:style>
    <style:style style:name="P19" style:family="paragraph" style:parent-style-name="Text_20_body">
      <style:paragraph-properties fo:text-align="start" style:justify-single-word="false"/>
      <style:text-properties style:font-name="STIX Two Text" fo:font-weight="normal" officeooo:rsid="0016bb9b" officeooo:paragraph-rsid="0016bb9b" style:font-weight-asian="normal" style:font-weight-complex="normal"/>
    </style:style>
    <style:style style:name="P20" style:family="paragraph" style:parent-style-name="Heading_20_1">
      <style:paragraph-properties fo:text-align="center" style:justify-single-word="false"/>
      <style:text-properties style:font-name="STIX Two Text" fo:font-weight="normal" officeooo:rsid="001cc38e" officeooo:paragraph-rsid="0016bb9b" style:font-weight-asian="normal" style:font-weight-complex="normal"/>
    </style:style>
    <style:style style:name="P21" style:family="paragraph" style:parent-style-name="Heading_20_2">
      <style:text-properties style:font-name="STIX Two Text" fo:font-weight="normal" officeooo:rsid="0016bb9b" officeooo:paragraph-rsid="0016bb9b" style:font-weight-asian="normal" style:font-weight-complex="normal"/>
    </style:style>
    <style:style style:name="P22" style:family="paragraph" style:parent-style-name="Heading_20_2">
      <style:paragraph-properties fo:break-before="page"/>
      <style:text-properties style:font-name="STIX Two Text" fo:font-weight="normal" officeooo:rsid="00220fbd" officeooo:paragraph-rsid="00220fbd" style:font-weight-asian="normal" style:font-weight-complex="normal"/>
    </style:style>
    <style:style style:name="P23" style:family="paragraph">
      <loext:graphic-properties draw:fill="none" draw:fill-color="#ffffff" draw:opacity="100%"/>
      <style:text-properties fo:color="#000000" loext:opacity="100%" style:font-name="STIX Two Text" fo:font-size="10pt" style:font-size-asian="10pt" style:font-size-complex="10pt"/>
    </style:style>
    <style:style style:name="T1" style:family="text">
      <style:text-properties style:text-position="super 58%"/>
    </style:style>
    <style:style style:name="T2" style:family="text">
      <style:text-properties style:text-position="super 58%" style:font-name="STIX Two Text" fo:font-weight="normal" officeooo:rsid="0016bb9b" style:font-weight-asian="normal" style:font-weight-complex="normal"/>
    </style:style>
    <style:style style:name="T3" style:family="text">
      <style:text-properties style:text-position="super 58%" style:font-name="STIX Two Text1" officeooo:rsid="001cc38e"/>
    </style:style>
    <style:style style:name="T4" style:family="text">
      <style:text-properties style:font-name="STIX Two Text" fo:font-weight="normal" style:font-weight-asian="normal" style:font-weight-complex="normal"/>
    </style:style>
    <style:style style:name="T5" style:family="text">
      <style:text-properties style:font-name="STIX Two Text" fo:font-weight="normal" officeooo:rsid="0016bb9b" style:font-weight-asian="normal" style:font-weight-complex="normal"/>
    </style:style>
    <style:style style:name="T6" style:family="text">
      <style:text-properties style:font-name="STIX Two Text" fo:font-weight="normal" officeooo:rsid="001cc38e" style:font-weight-asian="normal" style:font-weight-complex="normal"/>
    </style:style>
    <style:style style:name="T7" style:family="text">
      <style:text-properties style:font-name="STIX Two Text" fo:font-weight="normal" officeooo:rsid="002052fc" style:font-weight-asian="normal" style:font-weight-complex="normal"/>
    </style:style>
    <style:style style:name="T8" style:family="text">
      <style:text-properties style:font-name="STIX Two Text" fo:font-weight="normal" officeooo:rsid="00220fbd" style:font-weight-asian="normal" style:font-weight-complex="normal"/>
    </style:style>
    <style:style style:name="T9" style:family="text">
      <style:text-properties style:font-name="STIX Two Text" fo:font-weight="normal" officeooo:rsid="00239d04" style:font-weight-asian="normal" style:font-weight-complex="normal"/>
    </style:style>
    <style:style style:name="T10" style:family="text">
      <style:text-properties style:font-name="STIX Two Text" fo:font-weight="normal" officeooo:rsid="00249b07" style:font-weight-asian="normal" style:font-weight-complex="normal"/>
    </style:style>
    <style:style style:name="T11" style:family="text">
      <style:text-properties style:font-name="STIX Two Text" fo:font-weight="normal" officeooo:rsid="00254aae" style:font-weight-asian="normal" style:font-weight-complex="normal"/>
    </style:style>
    <style:style style:name="T12" style:family="text">
      <style:text-properties style:font-name="STIX Two Text" fo:font-weight="normal" officeooo:rsid="0028a565" style:font-weight-asian="normal" style:font-weight-complex="normal"/>
    </style:style>
    <style:style style:name="T13" style:family="text">
      <style:text-properties style:font-name="STIX Two Text" fo:font-weight="normal" officeooo:rsid="002a4a8f" style:font-weight-asian="normal" style:font-weight-complex="normal"/>
    </style:style>
    <style:style style:name="T14" style:family="text">
      <style:text-properties style:font-name="STIX Two Text" fo:font-weight="normal" officeooo:rsid="002a552c" style:font-weight-asian="normal" style:font-weight-complex="normal"/>
    </style:style>
    <style:style style:name="T15" style:family="text">
      <style:text-properties fo:color="#000000" loext:opacity="100%" style:text-outline="false" style:text-line-through-style="none" style:text-line-through-type="none" style:font-name="Liberation Serif1" fo:font-size="11pt" fo:font-style="normal" fo:text-shadow="none" style:text-underline-style="none" fo:font-weight="normal" officeooo:rsid="0016bb9b"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fo:color="#000000" loext:opacity="100%" style:font-name="STIX Two Text1" fo:font-size="11pt" style:font-size-asian="11pt" style:font-size-complex="11pt"/>
    </style:style>
    <style:style style:name="T17" style:family="text">
      <style:text-properties fo:color="#000000" loext:opacity="100%" style:font-name="STIX Two Text1" fo:font-size="11pt" officeooo:rsid="001cc38e" style:font-size-asian="11pt" style:font-size-complex="11pt"/>
    </style:style>
    <style:style style:name="T18" style:family="text">
      <style:text-properties fo:color="#000000" loext:opacity="100%" style:text-position="super 58%" style:font-name="STIX Two Text1" fo:font-size="11pt" officeooo:rsid="001cc38e" style:font-size-asian="11pt" style:font-size-complex="11pt"/>
    </style:style>
    <style:style style:name="T19" style:family="text">
      <style:text-properties style:font-name="STIX Two Text1"/>
    </style:style>
    <style:style style:name="T20" style:family="text">
      <style:text-properties style:font-name="STIX Two Text1" officeooo:rsid="001cc38e"/>
    </style:style>
    <style:style style:name="T21" style:family="text">
      <style:text-properties style:text-position="0% 100%" style:font-name="STIX Two Text" fo:font-weight="normal" officeooo:rsid="00249b07" style:font-weight-asian="normal" style:font-weight-complex="normal"/>
    </style:style>
    <style:style style:name="T22" style:family="text">
      <style:text-properties style:text-position="0% 100%" style:font-name="STIX Two Text" fo:font-weight="normal" officeooo:rsid="002b5270" style:font-weight-asian="normal" style:font-weight-complex="normal"/>
    </style:style>
    <style:style style:name="T23" style:family="text">
      <style:text-properties style:text-position="0% 100%" style:font-name="STIX Two Text" fo:font-weight="normal" officeooo:rsid="002c1cfc" style:font-weight-asian="normal" style:font-weight-complex="normal"/>
    </style:style>
    <style:style style:name="T24" style:family="text">
      <style:text-properties style:text-position="0% 100%" style:font-name="STIX Two Text" fo:font-weight="normal" officeooo:rsid="002dd07d" style:font-weight-asian="normal" style:font-weight-complex="normal"/>
    </style:style>
    <style:style style:name="T25" style:family="text">
      <style:text-properties style:text-position="sub 58%" style:font-name="STIX Two Text" fo:font-weight="normal" officeooo:rsid="00249b07" style:font-weight-asian="normal" style:font-weight-complex="normal"/>
    </style:style>
    <style:style style:name="T26" style:family="text">
      <style:text-properties officeooo:rsid="00254aae"/>
    </style:style>
    <style:style style:name="T27" style:family="text">
      <style:text-properties fo:color="#000000" loext:opacity="100%" style:font-name="STIX Two Text" fo:font-size="10pt" style:font-size-asian="10pt" style:font-size-complex="10pt"/>
    </style:style>
    <style:style style:name="T28" style:family="text">
      <style:text-properties fo:color="#000000" loext:opacity="100%" style:font-name="STIX Two Text" fo:font-size="10pt" fo:background-color="#ffff00" style:font-size-asian="10pt" style:font-size-complex="10pt"/>
    </style:style>
    <style:style style:name="fr1" style:family="graphic" style:parent-style-name="Frame">
      <style:graphic-properties fo:margin-left="0in" fo:margin-right="0in" fo:margin-top="0in" fo:margin-bottom="0in" style:run-through="foreground" style:wrap="left" style:number-wrapped-paragraphs="no-limit" style:vertical-pos="from-top" style:vertical-rel="page" style:horizontal-pos="from-left" style:horizontal-rel="page" fo:padding-left="0.2in" fo:padding-right="0in" fo:padding-top="0in" fo:padding-bottom="0in" fo:border="none" style:shadow="none" draw:shadow-opacity="100%" draw:wrap-influence-on-position="once-concurrent" loext:allow-overlap="true">
        <style:columns fo:column-count="1" fo:column-gap="0in"/>
      </style:graphic-properties>
    </style:style>
    <style:style style:name="fr2" style:family="graphic" style:parent-style-name="Frame">
      <style:graphic-properties fo:margin-left="0in" fo:margin-right="0in" fo:margin-top="0in" fo:margin-bottom="0in" style:run-through="foreground" style:wrap="left" style:number-wrapped-paragraphs="no-limit" style:vertical-pos="from-top" style:vertical-rel="page" style:horizontal-pos="from-left" style:horizontal-rel="page" fo:padding-left="0.2in" fo:padding-right="0in" fo:padding-top="0in" fo:padding-bottom="0in" fo:border="none" style:shadow="none" draw:shadow-opacity="100%">
        <style:columns fo:column-count="1" fo:column-gap="0in"/>
      </style:graphic-properties>
    </style:style>
    <style:style style:name="gr1" style:family="graphic">
      <style:graphic-properties draw:stroke="none" svg:stroke-color="#000000" draw:fill="none" draw:fill-color="#ffffff" draw:opacity="100%" fo:min-height="3.9937in" draw:shadow-offset-x="0.1201in" draw:shadow-offset-y="0.1201in" draw:shadow-opacity="100%" loext:decorative="false" fo:margin-left="0in" fo:margin-right="0in" fo:margin-top="0in" fo:margin-bottom="0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opacity="100%" fo:min-height="1.3547in" draw:shadow-offset-x="0.1201in" draw:shadow-offset-y="0.1201in" draw:shadow-opacity="100%" loext:decorative="false" fo:margin-left="0in" fo:margin-right="0in" fo:margin-top="0in" fo:margin-bottom="0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
      </text:sequence-decls>
      <draw:frame draw:style-name="fr1" draw:name="Frame2" text:anchor-type="page" text:anchor-page-number="2" svg:x="5.1661in" svg:y="1.3846in" svg:width="2.8063in" draw:z-index="2">
        <draw:text-box fo:min-height="4.3508in">
          <text:p text:style-name="P1"><draw:frame text:anchor-type="paragraph" draw:z-index="3" draw:name="Text Frame 2" draw:style-name="gr1" draw:text-style-name="P23" svg:width="2.5524in" svg:height="3.9941in" svg:x="0in" svg:y="0in"><draw:text-box><text:p><text:span text:style-name="T27">Merge Sort (N):</text:span></text:p><text:p><text:span text:style-name="T27"><text:s text:c="4"/></text:span><text:span text:style-name="T27">L = N[0...n/2]</text:span><text:span text:style-name="T27"><text:tab/></text:span><text:span text:style-name="T27"><text:tab/></text:span><text:span text:style-name="T27"><text:tab/></text:span><text:span text:style-name="T27">1</text:span></text:p><text:p><text:span text:style-name="T27"><text:s text:c="4"/></text:span><text:span text:style-name="T27">R = N[n/2...n]</text:span><text:span text:style-name="T27"><text:tab/></text:span><text:span text:style-name="T27"><text:tab/></text:span><text:span text:style-name="T27"><text:tab/></text:span><text:span text:style-name="T27">1</text:span></text:p><text:p><text:span text:style-name="T27"/></text:p><text:p><text:span text:style-name="T27"><text:s text:c="4"/></text:span><text:span text:style-name="T27">if n &gt; 2</text:span><text:span text:style-name="T27"><text:tab/></text:span><text:span text:style-name="T27"><text:tab/></text:span><text:span text:style-name="T27"><text:tab/></text:span><text:span text:style-name="T27">1</text:span></text:p><text:p><text:span text:style-name="T27"><text:s text:c="8"/></text:span><text:span text:style-name="T27">L = Merge Sort (L)</text:span><text:span text:style-name="T27"><text:tab/></text:span><text:span text:style-name="T27"><text:tab/></text:span><text:span text:style-name="T28">n ⋅ log(n)</text:span></text:p><text:p><text:span text:style-name="T27"><text:s text:c="8"/></text:span><text:span text:style-name="T27">R = Merge Sort (R)</text:span><text:span text:style-name="T27"><text:tab/></text:span><text:span text:style-name="T27"><text:tab/></text:span><text:span text:style-name="T28">n ⋅ log(n)</text:span></text:p><text:p><text:span text:style-name="T27"/></text:p><text:p><text:span text:style-name="T27"><text:s text:c="4"/></text:span><text:span text:style-name="T27">for li...l OR ri...r</text:span><text:span text:style-name="T27"><text:tab/></text:span><text:span text:style-name="T27"><text:tab/></text:span><text:span text:style-name="T28">n / 2</text:span></text:p><text:p><text:span text:style-name="T27"><text:s text:c="8"/></text:span><text:span text:style-name="T27">if L[li] &lt; R[ri]</text:span><text:span text:style-name="T27"><text:tab/></text:span><text:span text:style-name="T27"><text:tab/></text:span><text:span text:style-name="T27">1</text:span></text:p><text:p><text:span text:style-name="T27"><text:s text:c="12"/></text:span><text:span text:style-name="T27">N[ni] = L[li];</text:span><text:span text:style-name="T27"><text:tab/></text:span><text:span text:style-name="T27"><text:tab/></text:span><text:span text:style-name="T27">1</text:span></text:p><text:p><text:span text:style-name="T27"><text:s text:c="12"/></text:span><text:span text:style-name="T27">nI, li += 1</text:span><text:span text:style-name="T27"><text:tab/></text:span><text:span text:style-name="T27"><text:tab/></text:span><text:span text:style-name="T27">1</text:span></text:p><text:p><text:span text:style-name="T27"><text:s text:c="8"/></text:span><text:span text:style-name="T27">else</text:span><text:span text:style-name="T27"><text:tab/></text:span><text:span text:style-name="T27"><text:tab/></text:span><text:span text:style-name="T27"><text:tab/></text:span><text:span text:style-name="T27"><text:tab/></text:span><text:span text:style-name="T27"><text:tab/></text:span><text:span text:style-name="T27">1</text:span></text:p><text:p><text:span text:style-name="T27"><text:s text:c="12"/></text:span><text:span text:style-name="T27">N[ni] = R[ri];</text:span><text:span text:style-name="T27"><text:tab/></text:span><text:span text:style-name="T27"><text:tab/></text:span><text:span text:style-name="T27">1</text:span></text:p><text:p><text:span text:style-name="T27"><text:s text:c="12"/></text:span><text:span text:style-name="T27">ni, ri += 1</text:span><text:span text:style-name="T27"><text:tab/></text:span><text:span text:style-name="T27"><text:tab/></text:span><text:span text:style-name="T27">1</text:span></text:p><text:p><text:span text:style-name="T27"/></text:p><text:p><text:span text:style-name="T27"><text:s text:c="4"/></text:span><text:span text:style-name="T27">for li...l</text:span><text:span text:style-name="T27"><text:tab/></text:span><text:span text:style-name="T27"><text:tab/></text:span><text:span text:style-name="T27"><text:tab/></text:span><text:span text:style-name="T28">n</text:span></text:p><text:p><text:span text:style-name="T27"><text:s text:c="8"/></text:span><text:span text:style-name="T27">N[ni] = L[li];</text:span><text:span text:style-name="T27"><text:tab/></text:span><text:span text:style-name="T27"><text:tab/></text:span><text:span text:style-name="T27">1</text:span></text:p><text:p><text:span text:style-name="T27"><text:s text:c="8"/></text:span><text:span text:style-name="T27">ni++</text:span><text:span text:style-name="T27"><text:tab/></text:span><text:span text:style-name="T27"><text:tab/></text:span><text:span text:style-name="T27"><text:tab/></text:span><text:span text:style-name="T27">1</text:span></text:p><text:p><text:span text:style-name="T27"/></text:p><text:p><text:span text:style-name="T27"><text:s text:c="4"/></text:span><text:span text:style-name="T27">for ri..r</text:span><text:span text:style-name="T27"><text:tab/></text:span><text:span text:style-name="T27"><text:tab/></text:span><text:span text:style-name="T27"><text:tab/></text:span><text:span text:style-name="T28">n</text:span></text:p><text:p><text:span text:style-name="T27"><text:s text:c="8"/></text:span><text:span text:style-name="T27">N[ni] = R[ri]</text:span><text:span text:style-name="T27"><text:tab/></text:span><text:span text:style-name="T27"><text:tab/></text:span><text:span text:style-name="T27">1</text:span></text:p><text:p><text:span text:style-name="T27"><text:s text:c="8"/></text:span><text:span text:style-name="T27">ni++</text:span><text:span text:style-name="T27"><text:tab/></text:span><text:span text:style-name="T27"><text:tab/></text:span><text:span text:style-name="T27"><text:tab/></text:span><text:span text:style-name="T27">1</text:span></text:p></draw:text-box></draw:frame>Code <text:sequence text:ref-name="refCode1" text:name="Code" text:formula="ooow:Code+1" style:num-format="1">2</text:sequence></text:p>
        </draw:text-box>
      </draw:frame>
      <draw:frame draw:style-name="fr2" draw:name="Frame1" text:anchor-type="page" text:anchor-page-number="1" svg:x="4.5535in" svg:y="2.302in" svg:width="2.9339in" draw:z-index="0">
        <draw:text-box fo:min-height="1.6429in">
          <text:p text:style-name="P1"><draw:frame text:anchor-type="paragraph" draw:z-index="1" draw:name="Text Frame 1" draw:style-name="gr2" draw:text-style-name="P23" svg:width="2.7787in" svg:height="1.3551in" svg:x="0in" svg:y="0in"><draw:text-box><text:p><text:span text:style-name="T27">Insertion Sort (N):</text:span></text:p><text:p><text:span text:style-name="T27"><text:line-break/></text:span><text:span text:style-name="T27">for (i = 1 … n)</text:span><text:span text:style-name="T27"><text:tab/></text:span><text:span text:style-name="T27"><text:tab/></text:span><text:span text:style-name="T27"><text:tab/></text:span><text:span text:style-name="T27"><text:tab/></text:span><text:span text:style-name="T28">n</text:span></text:p><text:p><text:span text:style-name="T27"><text:s text:c="4"/></text:span><text:span text:style-name="T27">max = N[i]</text:span><text:span text:style-name="T27"><text:tab/></text:span><text:span text:style-name="T27"><text:tab/></text:span><text:span text:style-name="T27"><text:tab/></text:span><text:span text:style-name="T27"><text:tab/></text:span><text:span text:style-name="T27">1</text:span></text:p><text:p><text:span text:style-name="T27"><text:s text:c="8"/></text:span><text:span text:style-name="T27">for (j = i … 0)</text:span><text:span text:style-name="T27"><text:tab/></text:span><text:span text:style-name="T27"><text:tab/></text:span><text:span text:style-name="T27"><text:tab/></text:span><text:span text:style-name="T28">n ⋅ n</text:span></text:p><text:p><text:span text:style-name="T27"><text:s text:c="12"/></text:span><text:span text:style-name="T27">if N[j] &lt;= max: break</text:span><text:span text:style-name="T27"><text:tab/></text:span><text:span text:style-name="T27"><text:tab/></text:span><text:span text:style-name="T27">1</text:span></text:p><text:p><text:span text:style-name="T27"><text:s text:c="12"/></text:span><text:span text:style-name="T27">else: N[j + 1] = N[j]</text:span><text:span text:style-name="T27"><text:tab/></text:span><text:span text:style-name="T27"><text:tab/></text:span><text:span text:style-name="T27">1</text:span></text:p><text:p><text:span text:style-name="T27"><text:s text:c="4"/></text:span><text:span text:style-name="T27">N[j + 1] = max</text:span><text:span text:style-name="T27"><text:tab/></text:span><text:span text:style-name="T27"><text:tab/></text:span><text:span text:style-name="T27"><text:tab/></text:span><text:span text:style-name="T27">1</text:span></text:p></draw:text-box></draw:frame>Code <text:sequence text:ref-name="refCode0" text:name="Code" text:formula="ooow:Code+1" style:num-format="1">1</text:sequence>: since the 2<text:span text:style-name="T1">nd</text:span> n is nested in the first for-loop, it runs n<text:span text:style-name="T1">2</text:span> times.</text:p>
        </draw:text-box>
      </draw:frame>
      <text:h text:style-name="P20" text:outline-level="1">Assignment</text:h>
      <text:p text:style-name="P3"><text:span text:style-name="T5">B</text:span><text:span text:style-name="T4">y: Abdulaziz AlOwain</text:span></text:p>
      <text:h text:style-name="P21" text:outline-level="2">Theory</text:h>
      <text:p text:style-name="P13"><text:span text:style-name="T5"/></text:p>
      <text:p text:style-name="P19"><text:tab/>At an analytical level, Insertion Sort is a direct upgrade to Bubble Sort, it avoids rechecking values that it has already passed through, on a theoretical level however, Insertion Sort does not seem to bring that big of an upgrade, since its time complexity is very similar to that of Bubble Sort.</text:p>
      <text:p text:style-name="P14"><text:span text:style-name="T5"/></text:p>
      <text:p text:style-name="P10"><text:span text:style-name="T5"><text:tab/>When implementing Insertion Sort, your main challenge is to preserve its simplicity and at the same time mitigate any unneeded computation. My implementation of Insertion Sort seems to reach both objectives, shown above in the figure “Code 1” is an abstract pseudo-code version of my implementation of Insertion Sort (attached with the submission of the assignment is my implementation of Insertion Sort) you can however choose to view it on </text:span><text:a xlink:type="simple" xlink:href="https://github.com/AlOwain/sort-comparison" text:style-name="Internet_20_link" text:visited-style-name="Visited_20_Internet_20_Link"><text:span text:style-name="T5">GitHub</text:span></text:a><text:span text:style-name="T5">.</text:span><text:span text:style-name="T7"> </text:span><text:span text:style-name="T5">The worst case complexity of Insertion Sort is O(n</text:span><text:span text:style-name="T2">2</text:span><text:span text:style-name="T5">). Unlike Bubble Sort its best case is O(n). Its space complexity can never exceed O(1).</text:span></text:p>
      <text:p text:style-name="P14"><text:span text:style-name="T5"/></text:p>
      <text:p text:style-name="P10"><text:span text:style-name="T5"><text:tab/></text:span><text:span text:style-name="T7">Merge Sort on the other hand is a very fast and relatively simple, while I found its implementation a bit tedious, it is a good alternative to the more complicated and marginally faster, or the vastly slower and somewhat simpler option</text:span><text:span text:style-name="T11">s</text:span><text:span text:style-name="T7">.</text:span></text:p>
      <text:h text:style-name="P21" text:outline-level="2">Implementation Analysis</text:h>
      <text:p text:style-name="P13"><text:span text:style-name="T5"/></text:p>
      <table:table table:name="Insertion" table:style-name="Insertion" table:template-name="Academic">
        <table:table-column table:style-name="Insertion.A"/>
        <table:table-column table:style-name="Insertion.B" table:number-columns-repeated="4"/>
        <table:table-column table:style-name="Insertion.F"/>
        <table:table-row table:style-name="Insertion.1">
          <table:table-cell table:style-name="Insertion.A1" office:value-type="string">
            <text:p text:style-name="P5"/>
          </table:table-cell>
          <table:table-cell table:style-name="Insertion.A1" office:value-type="string">
            <text:p text:style-name="P5">10</text:p>
          </table:table-cell>
          <table:table-cell table:style-name="Insertion.A1" office:value-type="string">
            <text:p text:style-name="P5">50</text:p>
          </table:table-cell>
          <table:table-cell table:style-name="Insertion.A1" office:value-type="string">
            <text:p text:style-name="P5">100</text:p>
          </table:table-cell>
          <table:table-cell table:style-name="Insertion.A1" office:value-type="string">
            <text:p text:style-name="P5">1,000</text:p>
          </table:table-cell>
          <table:table-cell table:style-name="Insertion.A1" office:value-type="string">
            <text:p text:style-name="P5">100,000</text:p>
          </table:table-cell>
        </table:table-row>
        <table:table-row table:style-name="Insertion.1">
          <table:table-cell table:style-name="Insertion.A2" office:value-type="string">
            <text:p text:style-name="P4">Insertion</text:p>
          </table:table-cell>
          <table:table-cell table:style-name="Insertion.A2" office:value-type="string">
            <text:p text:style-name="P9"><text:span text:style-name="T15">1.49 </text:span><text:span text:style-name="T16">⋅ </text:span><text:span text:style-name="T17">10</text:span><text:span text:style-name="T18">-7</text:span></text:p>
          </table:table-cell>
          <table:table-cell table:style-name="Insertion.A2" office:value-type="string">
            <text:p text:style-name="P7">2.031<text:span text:style-name="T19">⋅ </text:span><text:span text:style-name="T20">10</text:span><text:span text:style-name="T3">-7</text:span></text:p>
          </table:table-cell>
          <table:table-cell table:style-name="Insertion.A2" office:value-type="string">
            <text:p text:style-name="P7">7.142 <text:span text:style-name="T19">⋅ </text:span><text:span text:style-name="T20">10</text:span><text:span text:style-name="T3">-6</text:span></text:p>
          </table:table-cell>
          <table:table-cell table:style-name="Insertion.A2" office:value-type="string">
            <text:p text:style-name="P7">6.00291 <text:span text:style-name="T19">⋅ </text:span><text:span text:style-name="T20">10</text:span><text:span text:style-name="T3">-4</text:span></text:p>
          </table:table-cell>
          <table:table-cell table:style-name="Insertion.A2" office:value-type="string">
            <text:p text:style-name="P8">11.9538</text:p>
          </table:table-cell>
        </table:table-row>
        <table:table-row table:style-name="Insertion.1">
          <table:table-cell table:style-name="Insertion.A3" office:value-type="string">
            <text:p text:style-name="P4">Merge</text:p>
          </table:table-cell>
          <table:table-cell table:style-name="Insertion.A3" office:value-type="string">
            <text:p text:style-name="P7">6.532 <text:span text:style-name="T19">⋅ </text:span><text:span text:style-name="T20">10</text:span><text:span text:style-name="T3">-6</text:span></text:p>
          </table:table-cell>
          <table:table-cell table:style-name="Insertion.A3" office:value-type="string">
            <text:p text:style-name="P7">3.7386 <text:span text:style-name="T19">⋅ </text:span><text:span text:style-name="T20">10</text:span><text:span text:style-name="T3">-5</text:span></text:p>
          </table:table-cell>
          <table:table-cell table:style-name="Insertion.A3" office:value-type="string">
            <text:p text:style-name="P7">7.695 <text:span text:style-name="T19">⋅ </text:span><text:span text:style-name="T20">10</text:span><text:span text:style-name="T3">-5</text:span></text:p>
          </table:table-cell>
          <table:table-cell table:style-name="Insertion.A3" office:value-type="string">
            <text:p text:style-name="P7">6.611404 <text:span text:style-name="T19">⋅ </text:span><text:span text:style-name="T20">10</text:span><text:span text:style-name="T3">-4</text:span></text:p>
          </table:table-cell>
          <table:table-cell table:style-name="Insertion.A3" office:value-type="string">
            <text:p text:style-name="P6">0.088935</text:p>
          </table:table-cell>
        </table:table-row>
      </table:table>
      <text:p text:style-name="P12"><text:span text:style-name="T5"/></text:p>
      <text:p text:style-name="P11"><text:span text:style-name="T6"><text:tab/>Given the above table; it is very clear that the growth rate of Insertion Sort is a lot larger than Merge Sort, taking more than 11 seconds to sort a 100,000 items</text:span><text:span text:style-name="T6"><text:note text:id="ftn1" text:note-class="footnote"><text:note-citation>1</text:note-citation><text:note-body><text:p text:style-name="P2">I recognize that testing for 100,000 items is not a required part of the assignment I thought to include it as it shows clearly the importance of algorithmic analysis; under further curiosity I tried making it sort 1,000,000 items and it took over <text:span text:style-name="T26">19</text:span> minutes when Merge Sort finished in just 0.8 seconds! <text:span text:style-name="T26">You can imagine how fast it can grow further.</text:span></text:p></text:note-body></text:note></text:span><text:span text:style-name="T6">. While it is very important to note that the constant time spent on Merge Sort is a lot higher, which is why it took was slower than Insertion Sort even at 1,000 items.</text:span></text:p>
      <text:h text:style-name="P22" text:outline-level="2">Merge Sort</text:h>
      <text:p text:style-name="P15"><text:span text:style-name="T8"/></text:p>
      <text:p text:style-name="P16"><text:span text:style-name="T4"><text:tab/>While Merge Sort might seem complicated, breaking it down to its two main functions simplifies it a lot, at its root, Merge Sort divides the array into smaller and smaller arrays, each time getting divided into two halves; which then will be divided into two other halves, and so on till it eventually is broken down into only two elements, only then will the array be sorted and merged with another array that has been broken down </text:span><text:span text:style-name="T12">in</text:span><text:span text:style-name="T4">to two halves </text:span><text:span text:style-name="T12">as well</text:span><text:span text:style-name="T4">.</text:span></text:p>
      <text:p text:style-name="P16"><text:span text:style-name="T4"/></text:p>
      <text:p text:style-name="P16"><text:span text:style-name="T4"><text:tab/>Understanding Merge Sort is crucial to understanding recursive divide and conquer algorithms, which use Merge Sort as a stepping stone that allows you to grasp the </text:span><text:span text:style-name="T9">initial required ideas to delve further into such algorithms.</text:span></text:p>
      <text:p text:style-name="P16"><text:span text:style-name="T9"/></text:p>
      <text:p text:style-name="P17"><text:span text:style-name="T9"><text:tab/></text:span><text:span text:style-name="T10">Analyzing the time complexity of Merge Sort may seem complicated at first, through any Algorithm Analysis course you will learn that any call to a function would make the call itself be as complex as executing the function </text:span><text:span text:style-name="T13">completely</text:span><text:span text:style-name="T10">, which seems rational; but what about recursive functions?</text:span></text:p>
      <text:p text:style-name="P17"><text:span text:style-name="T10"/></text:p>
      <text:p text:style-name="P17"><text:span text:style-name="T10"><text:tab/>Taking Merge Sort as an example, it calls itself, so to check its time complexity you go through its execution procedure and before finishing, you call Merge Sort again, </text:span><text:span text:style-name="T14">and again, and so on...</text:span><text:span text:style-name="T10"> </text:span><text:span text:style-name="T14">S</text:span><text:span text:style-name="T10">o where do you stop? In Merge Sort you stop when the size of the array given is less than two, when does the array’s size reach two? Well, how is the size of the array affected each call; split in half, which means the array is divided by half, then divided by half and so on.. Which explains that it Merge Sort will call itself recursively log</text:span><text:span text:style-name="T25">2 </text:span><text:span text:style-name="T21">n times, since dividing a number by half then dividing the result by half, is by definition a logarithmic function; </text:span><text:span text:style-name="T22">as opposed to doubling a number, then doubling it again and so on being an exponential function</text:span><text:span text:style-name="T21">.</text:span></text:p>
      <text:p text:style-name="P17"><text:span text:style-name="T21"/></text:p>
      <text:p text:style-name="P18"><text:span text:style-name="T21"><text:tab/>Well then, since Merge Sort is called log(n) times, how much does each call cost; as you can see further down in the algorithm the cost of each execution of Merge Sort below the recursi</text:span><text:span text:style-name="T23">on</text:span><text:span text:style-name="T21"> is n, as such, </text:span><text:span text:style-name="T24">so each of </text:span><text:span text:style-name="T21">its recursive calls cost n ⋅ log(n), giving Merge Sort a time complexity of O(n⋅logn); which when compared with Insertion Sort explains the difference in spe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TIX Two Text" svg:font-family="'STIX Two Text'" style:font-pitch="variable"/>
    <style:font-face style:name="STIX Two Text1" svg:font-family="'STIX Two Tex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ode" style:family="paragraph" style:parent-style-name="Caption"/>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20:34:53.546430723</meta:creation-date>
    <dc:date>2024-01-15T23:32:14.575019513</dc:date>
    <meta:editing-duration>PT2H49M36S</meta:editing-duration>
    <meta:editing-cycles>25</meta:editing-cycles>
    <meta:generator>LibreOffice/7.6.4.1$Linux_X86_64 LibreOffice_project/60$Build-1</meta:generator>
    <meta:print-date>2024-01-15T23:25:02.157686965</meta:print-date>
    <meta:printed-by>PDF files</meta:printed-by>
    <meta:document-statistic meta:table-count="1" meta:image-count="0" meta:object-count="0" meta:page-count="2" meta:paragraph-count="34" meta:word-count="745" meta:character-count="4214" meta:non-whitespace-character-count="3494"/>
  </office:meta>
</office:document-meta>
</file>